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bf2" officeooo:paragraph-rsid="001e0b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grok http 808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20:35:17.460450522</meta:creation-date>
    <dc:date>2024-01-01T20:36:21.443653396</dc:date>
    <meta:editing-duration>PT1M4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7.3.7.2$Linux_X86_64 LibreOffice_project/30$Build-2</meta:generator>
  </office:meta>
</office:document-meta>
</file>